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1-B1, (y=72mm, z = 32mm), Bz (G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-1.16" calcext:value-type="float">
            <text:p>-1.16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.88" calcext:value-type="float">
            <text:p>-17.88</text:p>
          </table:table-cell>
          <table:table-cell office:value-type="float" office:value="2.84" calcext:value-type="float">
            <text:p>2.84</text:p>
          </table:table-cell>
          <table:table-cell office:value-type="float" office:value="-18.46" calcext:value-type="float">
            <text:p>-18.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.13" calcext:value-type="float">
            <text:p>-22.13</text:p>
          </table:table-cell>
          <table:table-cell office:value-type="float" office:value="4.15" calcext:value-type="float">
            <text:p>4.15</text:p>
          </table:table-cell>
          <table:table-cell office:value-type="float" office:value="-23.62" calcext:value-type="float">
            <text:p>-23.6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0.19" calcext:value-type="float">
            <text:p>-20.19</text:p>
          </table:table-cell>
          <table:table-cell office:value-type="float" office:value="4" calcext:value-type="float">
            <text:p>4</text:p>
          </table:table-cell>
          <table:table-cell office:value-type="float" office:value="-21.59" calcext:value-type="float">
            <text:p>-21.5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.07" calcext:value-type="float">
            <text:p>3.07</text:p>
          </table:table-cell>
          <table:table-cell office:value-type="float" office:value="-16.09" calcext:value-type="float">
            <text:p>-16.0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6" calcext:value-type="float">
            <text:p>0.36</text:p>
          </table:table-cell>
          <table:table-cell office:value-type="float" office:value="2.31" calcext:value-type="float">
            <text:p>2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.64" calcext:value-type="float">
            <text:p>43.64</text:p>
          </table:table-cell>
          <table:table-cell office:value-type="float" office:value="1.89" calcext:value-type="float">
            <text:p>1.89</text:p>
          </table:table-cell>
          <table:table-cell office:value-type="float" office:value="44.35" calcext:value-type="float">
            <text:p>44.35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.11" calcext:value-type="float">
            <text:p>78.11</text:p>
          </table:table-cell>
          <table:table-cell office:value-type="float" office:value="4.97" calcext:value-type="float">
            <text:p>4.97</text:p>
          </table:table-cell>
          <table:table-cell office:value-type="float" office:value="75.53" calcext:value-type="float">
            <text:p>75.53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.55" calcext:value-type="float">
            <text:p>71.55</text:p>
          </table:table-cell>
          <table:table-cell office:value-type="float" office:value="12.61" calcext:value-type="float">
            <text:p>12.61</text:p>
          </table:table-cell>
          <table:table-cell office:value-type="float" office:value="63.42" calcext:value-type="float">
            <text:p>63.4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.44" calcext:value-type="float">
            <text:p>60.44</text:p>
          </table:table-cell>
          <table:table-cell office:value-type="float" office:value="14.15" calcext:value-type="float">
            <text:p>14.15</text:p>
          </table:table-cell>
          <table:table-cell office:value-type="float" office:value="53.2" calcext:value-type="float">
            <text:p>53.2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.91" calcext:value-type="float">
            <text:p>53.91</text:p>
          </table:table-cell>
          <table:table-cell office:value-type="float" office:value="13.04" calcext:value-type="float">
            <text:p>13.04</text:p>
          </table:table-cell>
          <table:table-cell office:value-type="float" office:value="48.66" calcext:value-type="float">
            <text:p>48.66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62" calcext:value-type="float">
            <text:p>52.62</text:p>
          </table:table-cell>
          <table:table-cell office:value-type="float" office:value="12.4" calcext:value-type="float">
            <text:p>12.4</text:p>
          </table:table-cell>
          <table:table-cell office:value-type="float" office:value="47.31" calcext:value-type="float">
            <text:p>47.31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3.81" calcext:value-type="float">
            <text:p>53.81</text:p>
          </table:table-cell>
          <table:table-cell office:value-type="float" office:value="12.05" calcext:value-type="float">
            <text:p>12.05</text:p>
          </table:table-cell>
          <table:table-cell office:value-type="float" office:value="48.31" calcext:value-type="float">
            <text:p>48.3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.91" calcext:value-type="float">
            <text:p>56.91</text:p>
          </table:table-cell>
          <table:table-cell office:value-type="float" office:value="12.27" calcext:value-type="float">
            <text:p>12.27</text:p>
          </table:table-cell>
          <table:table-cell office:value-type="float" office:value="51.26" calcext:value-type="float">
            <text:p>51.2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.24" calcext:value-type="float">
            <text:p>59.24</text:p>
          </table:table-cell>
          <table:table-cell office:value-type="float" office:value="12.66" calcext:value-type="float">
            <text:p>12.66</text:p>
          </table:table-cell>
          <table:table-cell office:value-type="float" office:value="53.61" calcext:value-type="float">
            <text:p>53.6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.78" calcext:value-type="float">
            <text:p>52.78</text:p>
          </table:table-cell>
          <table:table-cell office:value-type="float" office:value="9.96" calcext:value-type="float">
            <text:p>9.96</text:p>
          </table:table-cell>
          <table:table-cell office:value-type="float" office:value="46.11" calcext:value-type="float">
            <text:p>46.1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.61" calcext:value-type="float">
            <text:p>27.61</text:p>
          </table:table-cell>
          <table:table-cell office:value-type="float" office:value="2.36" calcext:value-type="float">
            <text:p>2.3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8" calcext:value-type="float">
            <text:p>0.98</text:p>
          </table:table-cell>
        </table:table-row>
      </table:table>
      <table:table table:name="A1-B1, (y=0.072m, z = 0.032m), Bz (T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table:formula="of:=[$'A1-B1, (y=72mm, z = 32mm), Bz (G)'.A2]/1000" office:value-type="float" office:value="0" calcext:value-type="float">
            <text:p>0</text:p>
          </table:table-cell>
          <table:table-cell table:formula="of:=[$'A1-B1, (y=72mm, z = 32mm), Bz (G)'.B2]/10000" office:value-type="float" office:value="-0.00049" calcext:value-type="float">
            <text:p>-0.00049</text:p>
          </table:table-cell>
          <table:table-cell table:formula="of:=[$'A1-B1, (y=72mm, z = 32mm), Bz (G)'.C2]/10000" office:value-type="float" office:value="-0.000116" calcext:value-type="float">
            <text:p>-0.000116</text:p>
          </table:table-cell>
          <table:table-cell table:formula="of:=[$'A1-B1, (y=72mm, z = 32mm), Bz (G)'.D2]/10000" office:value-type="float" office:value="-0.000363" calcext:value-type="float">
            <text:p>-0.000363</text:p>
          </table:table-cell>
          <table:table-cell table:formula="of:=[$'A1-B1, (y=72mm, z = 32mm), Bz (G)'.E2]/10000" office:value-type="float" office:value="-0.000138" calcext:value-type="float">
            <text:p>-0.000138</text:p>
          </table:table-cell>
        </table:table-row>
        <table:table-row table:style-name="ro1">
          <table:table-cell table:formula="of:=[$'A1-B1, (y=72mm, z = 32mm), Bz (G)'.A3]/1000" office:value-type="float" office:value="0.018" calcext:value-type="float">
            <text:p>0.018</text:p>
          </table:table-cell>
          <table:table-cell table:formula="of:=[$'A1-B1, (y=72mm, z = 32mm), Bz (G)'.B3]/10000" office:value-type="float" office:value="-0.001788" calcext:value-type="float">
            <text:p>-0.001788</text:p>
          </table:table-cell>
          <table:table-cell table:formula="of:=[$'A1-B1, (y=72mm, z = 32mm), Bz (G)'.C3]/10000" office:value-type="float" office:value="0.000284" calcext:value-type="float">
            <text:p>0.000284</text:p>
          </table:table-cell>
          <table:table-cell table:formula="of:=[$'A1-B1, (y=72mm, z = 32mm), Bz (G)'.D3]/10000" office:value-type="float" office:value="-0.001846" calcext:value-type="float">
            <text:p>-0.001846</text:p>
          </table:table-cell>
          <table:table-cell table:formula="of:=[$'A1-B1, (y=72mm, z = 32mm), Bz (G)'.E3]/10000" office:value-type="float" office:value="0.00012" calcext:value-type="float">
            <text:p>0.00012</text:p>
          </table:table-cell>
        </table:table-row>
        <table:table-row table:style-name="ro1">
          <table:table-cell table:formula="of:=[$'A1-B1, (y=72mm, z = 32mm), Bz (G)'.A4]/1000" office:value-type="float" office:value="0.036" calcext:value-type="float">
            <text:p>0.036</text:p>
          </table:table-cell>
          <table:table-cell table:formula="of:=[$'A1-B1, (y=72mm, z = 32mm), Bz (G)'.B4]/10000" office:value-type="float" office:value="-0.002213" calcext:value-type="float">
            <text:p>-0.002213</text:p>
          </table:table-cell>
          <table:table-cell table:formula="of:=[$'A1-B1, (y=72mm, z = 32mm), Bz (G)'.C4]/10000" office:value-type="float" office:value="0.000415" calcext:value-type="float">
            <text:p>0.000415</text:p>
          </table:table-cell>
          <table:table-cell table:formula="of:=[$'A1-B1, (y=72mm, z = 32mm), Bz (G)'.D4]/10000" office:value-type="float" office:value="-0.002362" calcext:value-type="float">
            <text:p>-0.002362</text:p>
          </table:table-cell>
          <table:table-cell table:formula="of:=[$'A1-B1, (y=72mm, z = 32mm), Bz (G)'.E4]/10000" office:value-type="float" office:value="0.000215" calcext:value-type="float">
            <text:p>0.000215</text:p>
          </table:table-cell>
        </table:table-row>
        <table:table-row table:style-name="ro1">
          <table:table-cell table:formula="of:=[$'A1-B1, (y=72mm, z = 32mm), Bz (G)'.A5]/1000" office:value-type="float" office:value="0.054" calcext:value-type="float">
            <text:p>0.054</text:p>
          </table:table-cell>
          <table:table-cell table:formula="of:=[$'A1-B1, (y=72mm, z = 32mm), Bz (G)'.B5]/10000" office:value-type="float" office:value="-0.002019" calcext:value-type="float">
            <text:p>-0.002019</text:p>
          </table:table-cell>
          <table:table-cell table:formula="of:=[$'A1-B1, (y=72mm, z = 32mm), Bz (G)'.C5]/10000" office:value-type="float" office:value="0.0004" calcext:value-type="float">
            <text:p>0.0004</text:p>
          </table:table-cell>
          <table:table-cell table:formula="of:=[$'A1-B1, (y=72mm, z = 32mm), Bz (G)'.D5]/10000" office:value-type="float" office:value="-0.002159" calcext:value-type="float">
            <text:p>-0.002159</text:p>
          </table:table-cell>
          <table:table-cell table:formula="of:=[$'A1-B1, (y=72mm, z = 32mm), Bz (G)'.E5]/10000" office:value-type="float" office:value="0.000163" calcext:value-type="float">
            <text:p>0.000163</text:p>
          </table:table-cell>
        </table:table-row>
        <table:table-row table:style-name="ro1">
          <table:table-cell table:formula="of:=[$'A1-B1, (y=72mm, z = 32mm), Bz (G)'.A6]/1000" office:value-type="float" office:value="0.072" calcext:value-type="float">
            <text:p>0.072</text:p>
          </table:table-cell>
          <table:table-cell table:formula="of:=[$'A1-B1, (y=72mm, z = 32mm), Bz (G)'.B6]/10000" office:value-type="float" office:value="-0.001567" calcext:value-type="float">
            <text:p>-0.001567</text:p>
          </table:table-cell>
          <table:table-cell table:formula="of:=[$'A1-B1, (y=72mm, z = 32mm), Bz (G)'.C6]/10000" office:value-type="float" office:value="0.000307" calcext:value-type="float">
            <text:p>0.000307</text:p>
          </table:table-cell>
          <table:table-cell table:formula="of:=[$'A1-B1, (y=72mm, z = 32mm), Bz (G)'.D6]/10000" office:value-type="float" office:value="-0.001609" calcext:value-type="float">
            <text:p>-0.001609</text:p>
          </table:table-cell>
          <table:table-cell table:formula="of:=[$'A1-B1, (y=72mm, z = 32mm), Bz (G)'.E6]/10000" office:value-type="float" office:value="0.00011" calcext:value-type="float">
            <text:p>0.00011</text:p>
          </table:table-cell>
        </table:table-row>
        <table:table-row table:style-name="ro1">
          <table:table-cell table:formula="of:=[$'A1-B1, (y=72mm, z = 32mm), Bz (G)'.A7]/1000" office:value-type="float" office:value="0.09" calcext:value-type="float">
            <text:p>0.09</text:p>
          </table:table-cell>
          <table:table-cell table:formula="of:=[$'A1-B1, (y=72mm, z = 32mm), Bz (G)'.B7]/10000" office:value-type="float" office:value="0.000036" calcext:value-type="float">
            <text:p>3.6E-05</text:p>
          </table:table-cell>
          <table:table-cell table:formula="of:=[$'A1-B1, (y=72mm, z = 32mm), Bz (G)'.C7]/10000" office:value-type="float" office:value="0.000231" calcext:value-type="float">
            <text:p>0.000231</text:p>
          </table:table-cell>
          <table:table-cell table:formula="of:=[$'A1-B1, (y=72mm, z = 32mm), Bz (G)'.D7]/10000" office:value-type="float" office:value="0.000023" calcext:value-type="float">
            <text:p>2.3E-05</text:p>
          </table:table-cell>
          <table:table-cell table:formula="of:=[$'A1-B1, (y=72mm, z = 32mm), Bz (G)'.E7]/10000" office:value-type="float" office:value="0.000027" calcext:value-type="float">
            <text:p>2.7E-05</text:p>
          </table:table-cell>
        </table:table-row>
        <table:table-row table:style-name="ro1">
          <table:table-cell table:formula="of:=[$'A1-B1, (y=72mm, z = 32mm), Bz (G)'.A8]/1000" office:value-type="float" office:value="0.108" calcext:value-type="float">
            <text:p>0.108</text:p>
          </table:table-cell>
          <table:table-cell table:formula="of:=[$'A1-B1, (y=72mm, z = 32mm), Bz (G)'.B8]/10000" office:value-type="float" office:value="0.004364" calcext:value-type="float">
            <text:p>0.004364</text:p>
          </table:table-cell>
          <table:table-cell table:formula="of:=[$'A1-B1, (y=72mm, z = 32mm), Bz (G)'.C8]/10000" office:value-type="float" office:value="0.000189" calcext:value-type="float">
            <text:p>0.000189</text:p>
          </table:table-cell>
          <table:table-cell table:formula="of:=[$'A1-B1, (y=72mm, z = 32mm), Bz (G)'.D8]/10000" office:value-type="float" office:value="0.004435" calcext:value-type="float">
            <text:p>0.004435</text:p>
          </table:table-cell>
          <table:table-cell table:formula="of:=[$'A1-B1, (y=72mm, z = 32mm), Bz (G)'.E8]/10000" office:value-type="float" office:value="-0.000228" calcext:value-type="float">
            <text:p>-0.000228</text:p>
          </table:table-cell>
        </table:table-row>
        <table:table-row table:style-name="ro1">
          <table:table-cell table:formula="of:=[$'A1-B1, (y=72mm, z = 32mm), Bz (G)'.A9]/1000" office:value-type="float" office:value="0.126" calcext:value-type="float">
            <text:p>0.126</text:p>
          </table:table-cell>
          <table:table-cell table:formula="of:=[$'A1-B1, (y=72mm, z = 32mm), Bz (G)'.B9]/10000" office:value-type="float" office:value="0.007811" calcext:value-type="float">
            <text:p>0.007811</text:p>
          </table:table-cell>
          <table:table-cell table:formula="of:=[$'A1-B1, (y=72mm, z = 32mm), Bz (G)'.C9]/10000" office:value-type="float" office:value="0.000497" calcext:value-type="float">
            <text:p>0.000497</text:p>
          </table:table-cell>
          <table:table-cell table:formula="of:=[$'A1-B1, (y=72mm, z = 32mm), Bz (G)'.D9]/10000" office:value-type="float" office:value="0.007553" calcext:value-type="float">
            <text:p>0.007553</text:p>
          </table:table-cell>
          <table:table-cell table:formula="of:=[$'A1-B1, (y=72mm, z = 32mm), Bz (G)'.E9]/10000" office:value-type="float" office:value="-0.00014" calcext:value-type="float">
            <text:p>-0.00014</text:p>
          </table:table-cell>
        </table:table-row>
        <table:table-row table:style-name="ro1">
          <table:table-cell table:formula="of:=[$'A1-B1, (y=72mm, z = 32mm), Bz (G)'.A10]/1000" office:value-type="float" office:value="0.144" calcext:value-type="float">
            <text:p>0.144</text:p>
          </table:table-cell>
          <table:table-cell table:formula="of:=[$'A1-B1, (y=72mm, z = 32mm), Bz (G)'.B10]/10000" office:value-type="float" office:value="0.007155" calcext:value-type="float">
            <text:p>0.007155</text:p>
          </table:table-cell>
          <table:table-cell table:formula="of:=[$'A1-B1, (y=72mm, z = 32mm), Bz (G)'.C10]/10000" office:value-type="float" office:value="0.001261" calcext:value-type="float">
            <text:p>0.001261</text:p>
          </table:table-cell>
          <table:table-cell table:formula="of:=[$'A1-B1, (y=72mm, z = 32mm), Bz (G)'.D10]/10000" office:value-type="float" office:value="0.006342" calcext:value-type="float">
            <text:p>0.006342</text:p>
          </table:table-cell>
          <table:table-cell table:formula="of:=[$'A1-B1, (y=72mm, z = 32mm), Bz (G)'.E10]/10000" office:value-type="float" office:value="0.000417" calcext:value-type="float">
            <text:p>0.000417</text:p>
          </table:table-cell>
        </table:table-row>
        <table:table-row table:style-name="ro1">
          <table:table-cell table:formula="of:=[$'A1-B1, (y=72mm, z = 32mm), Bz (G)'.A11]/1000" office:value-type="float" office:value="0.162" calcext:value-type="float">
            <text:p>0.162</text:p>
          </table:table-cell>
          <table:table-cell table:formula="of:=[$'A1-B1, (y=72mm, z = 32mm), Bz (G)'.B11]/10000" office:value-type="float" office:value="0.006044" calcext:value-type="float">
            <text:p>0.006044</text:p>
          </table:table-cell>
          <table:table-cell table:formula="of:=[$'A1-B1, (y=72mm, z = 32mm), Bz (G)'.C11]/10000" office:value-type="float" office:value="0.001415" calcext:value-type="float">
            <text:p>0.001415</text:p>
          </table:table-cell>
          <table:table-cell table:formula="of:=[$'A1-B1, (y=72mm, z = 32mm), Bz (G)'.D11]/10000" office:value-type="float" office:value="0.00532" calcext:value-type="float">
            <text:p>0.00532</text:p>
          </table:table-cell>
          <table:table-cell table:formula="of:=[$'A1-B1, (y=72mm, z = 32mm), Bz (G)'.E11]/10000" office:value-type="float" office:value="0.000394" calcext:value-type="float">
            <text:p>0.000394</text:p>
          </table:table-cell>
        </table:table-row>
        <table:table-row table:style-name="ro1">
          <table:table-cell table:formula="of:=[$'A1-B1, (y=72mm, z = 32mm), Bz (G)'.A12]/1000" office:value-type="float" office:value="0.18" calcext:value-type="float">
            <text:p>0.18</text:p>
          </table:table-cell>
          <table:table-cell table:formula="of:=[$'A1-B1, (y=72mm, z = 32mm), Bz (G)'.B12]/10000" office:value-type="float" office:value="0.005391" calcext:value-type="float">
            <text:p>0.005391</text:p>
          </table:table-cell>
          <table:table-cell table:formula="of:=[$'A1-B1, (y=72mm, z = 32mm), Bz (G)'.C12]/10000" office:value-type="float" office:value="0.001304" calcext:value-type="float">
            <text:p>0.001304</text:p>
          </table:table-cell>
          <table:table-cell table:formula="of:=[$'A1-B1, (y=72mm, z = 32mm), Bz (G)'.D12]/10000" office:value-type="float" office:value="0.004866" calcext:value-type="float">
            <text:p>0.004866</text:p>
          </table:table-cell>
          <table:table-cell table:formula="of:=[$'A1-B1, (y=72mm, z = 32mm), Bz (G)'.E12]/10000" office:value-type="float" office:value="0.000486" calcext:value-type="float">
            <text:p>0.000486</text:p>
          </table:table-cell>
        </table:table-row>
        <table:table-row table:style-name="ro1">
          <table:table-cell table:formula="of:=[$'A1-B1, (y=72mm, z = 32mm), Bz (G)'.A13]/1000" office:value-type="float" office:value="0.198" calcext:value-type="float">
            <text:p>0.198</text:p>
          </table:table-cell>
          <table:table-cell table:formula="of:=[$'A1-B1, (y=72mm, z = 32mm), Bz (G)'.B13]/10000" office:value-type="float" office:value="0.005262" calcext:value-type="float">
            <text:p>0.005262</text:p>
          </table:table-cell>
          <table:table-cell table:formula="of:=[$'A1-B1, (y=72mm, z = 32mm), Bz (G)'.C13]/10000" office:value-type="float" office:value="0.00124" calcext:value-type="float">
            <text:p>0.00124</text:p>
          </table:table-cell>
          <table:table-cell table:formula="of:=[$'A1-B1, (y=72mm, z = 32mm), Bz (G)'.D13]/10000" office:value-type="float" office:value="0.004731" calcext:value-type="float">
            <text:p>0.004731</text:p>
          </table:table-cell>
          <table:table-cell table:formula="of:=[$'A1-B1, (y=72mm, z = 32mm), Bz (G)'.E13]/10000" office:value-type="float" office:value="0.000409" calcext:value-type="float">
            <text:p>0.000409</text:p>
          </table:table-cell>
        </table:table-row>
        <table:table-row table:style-name="ro1">
          <table:table-cell table:formula="of:=[$'A1-B1, (y=72mm, z = 32mm), Bz (G)'.A14]/1000" office:value-type="float" office:value="0.216" calcext:value-type="float">
            <text:p>0.216</text:p>
          </table:table-cell>
          <table:table-cell table:formula="of:=[$'A1-B1, (y=72mm, z = 32mm), Bz (G)'.B14]/10000" office:value-type="float" office:value="0.005381" calcext:value-type="float">
            <text:p>0.005381</text:p>
          </table:table-cell>
          <table:table-cell table:formula="of:=[$'A1-B1, (y=72mm, z = 32mm), Bz (G)'.C14]/10000" office:value-type="float" office:value="0.001205" calcext:value-type="float">
            <text:p>0.001205</text:p>
          </table:table-cell>
          <table:table-cell table:formula="of:=[$'A1-B1, (y=72mm, z = 32mm), Bz (G)'.D14]/10000" office:value-type="float" office:value="0.004831" calcext:value-type="float">
            <text:p>0.004831</text:p>
          </table:table-cell>
          <table:table-cell table:formula="of:=[$'A1-B1, (y=72mm, z = 32mm), Bz (G)'.E14]/10000" office:value-type="float" office:value="0.000369" calcext:value-type="float">
            <text:p>0.000369</text:p>
          </table:table-cell>
        </table:table-row>
        <table:table-row table:style-name="ro1">
          <table:table-cell table:formula="of:=[$'A1-B1, (y=72mm, z = 32mm), Bz (G)'.A15]/1000" office:value-type="float" office:value="0.234" calcext:value-type="float">
            <text:p>0.234</text:p>
          </table:table-cell>
          <table:table-cell table:formula="of:=[$'A1-B1, (y=72mm, z = 32mm), Bz (G)'.B15]/10000" office:value-type="float" office:value="0.005691" calcext:value-type="float">
            <text:p>0.005691</text:p>
          </table:table-cell>
          <table:table-cell table:formula="of:=[$'A1-B1, (y=72mm, z = 32mm), Bz (G)'.C15]/10000" office:value-type="float" office:value="0.001227" calcext:value-type="float">
            <text:p>0.001227</text:p>
          </table:table-cell>
          <table:table-cell table:formula="of:=[$'A1-B1, (y=72mm, z = 32mm), Bz (G)'.D15]/10000" office:value-type="float" office:value="0.005126" calcext:value-type="float">
            <text:p>0.005126</text:p>
          </table:table-cell>
          <table:table-cell table:formula="of:=[$'A1-B1, (y=72mm, z = 32mm), Bz (G)'.E15]/10000" office:value-type="float" office:value="0.00046" calcext:value-type="float">
            <text:p>0.00046</text:p>
          </table:table-cell>
        </table:table-row>
        <table:table-row table:style-name="ro1">
          <table:table-cell table:formula="of:=[$'A1-B1, (y=72mm, z = 32mm), Bz (G)'.A16]/1000" office:value-type="float" office:value="0.252" calcext:value-type="float">
            <text:p>0.252</text:p>
          </table:table-cell>
          <table:table-cell table:formula="of:=[$'A1-B1, (y=72mm, z = 32mm), Bz (G)'.B16]/10000" office:value-type="float" office:value="0.005924" calcext:value-type="float">
            <text:p>0.005924</text:p>
          </table:table-cell>
          <table:table-cell table:formula="of:=[$'A1-B1, (y=72mm, z = 32mm), Bz (G)'.C16]/10000" office:value-type="float" office:value="0.001266" calcext:value-type="float">
            <text:p>0.001266</text:p>
          </table:table-cell>
          <table:table-cell table:formula="of:=[$'A1-B1, (y=72mm, z = 32mm), Bz (G)'.D16]/10000" office:value-type="float" office:value="0.005361" calcext:value-type="float">
            <text:p>0.005361</text:p>
          </table:table-cell>
          <table:table-cell table:formula="of:=[$'A1-B1, (y=72mm, z = 32mm), Bz (G)'.E16]/10000" office:value-type="float" office:value="0.000348" calcext:value-type="float">
            <text:p>0.000348</text:p>
          </table:table-cell>
        </table:table-row>
        <table:table-row table:style-name="ro1">
          <table:table-cell table:formula="of:=[$'A1-B1, (y=72mm, z = 32mm), Bz (G)'.A17]/1000" office:value-type="float" office:value="0.27" calcext:value-type="float">
            <text:p>0.27</text:p>
          </table:table-cell>
          <table:table-cell table:formula="of:=[$'A1-B1, (y=72mm, z = 32mm), Bz (G)'.B17]/10000" office:value-type="float" office:value="0.005278" calcext:value-type="float">
            <text:p>0.005278</text:p>
          </table:table-cell>
          <table:table-cell table:formula="of:=[$'A1-B1, (y=72mm, z = 32mm), Bz (G)'.C17]/10000" office:value-type="float" office:value="0.000996" calcext:value-type="float">
            <text:p>0.000996</text:p>
          </table:table-cell>
          <table:table-cell table:formula="of:=[$'A1-B1, (y=72mm, z = 32mm), Bz (G)'.D17]/10000" office:value-type="float" office:value="0.004611" calcext:value-type="float">
            <text:p>0.004611</text:p>
          </table:table-cell>
          <table:table-cell table:formula="of:=[$'A1-B1, (y=72mm, z = 32mm), Bz (G)'.E17]/10000" office:value-type="float" office:value="0.00041" calcext:value-type="float">
            <text:p>0.00041</text:p>
          </table:table-cell>
        </table:table-row>
        <table:table-row table:style-name="ro1">
          <table:table-cell table:formula="of:=[$'A1-B1, (y=72mm, z = 32mm), Bz (G)'.A18]/1000" office:value-type="float" office:value="0.288" calcext:value-type="float">
            <text:p>0.288</text:p>
          </table:table-cell>
          <table:table-cell table:formula="of:=[$'A1-B1, (y=72mm, z = 32mm), Bz (G)'.B18]/10000" office:value-type="float" office:value="0.002761" calcext:value-type="float">
            <text:p>0.002761</text:p>
          </table:table-cell>
          <table:table-cell table:formula="of:=[$'A1-B1, (y=72mm, z = 32mm), Bz (G)'.C18]/10000" office:value-type="float" office:value="0.000236" calcext:value-type="float">
            <text:p>0.000236</text:p>
          </table:table-cell>
          <table:table-cell table:formula="of:=[$'A1-B1, (y=72mm, z = 32mm), Bz (G)'.D18]/10000" office:value-type="float" office:value="0.002496" calcext:value-type="float">
            <text:p>0.002496</text:p>
          </table:table-cell>
          <table:table-cell table:formula="of:=[$'A1-B1, (y=72mm, z = 32mm), Bz (G)'.E18]/10000" office:value-type="float" office:value="0.000098" calcext:value-type="float">
            <text:p>9.8E-05</text:p>
          </table:table-cell>
        </table:table-row>
      </table:table>
      <table:table table:name="A3-B3, (y=0.072m, z = 0.019m), Jy (1e6 Am-2)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-0.629" calcext:value-type="float">
            <text:p>-0.629</text:p>
          </table:table-cell>
          <table:table-cell office:value-type="float" office:value="0.427" calcext:value-type="float">
            <text:p>0.427</text:p>
          </table:table-cell>
          <table:table-cell office:value-type="float" office:value="-0.623" calcext:value-type="float">
            <text:p>-0.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5" calcext:value-type="float">
            <text:p>0.685</text:p>
          </table:table-cell>
          <table:table-cell office:value-type="float" office:value="-0.873" calcext:value-type="float">
            <text:p>-0.873</text:p>
          </table:table-cell>
          <table:table-cell office:value-type="float" office:value="0.794" calcext:value-type="float">
            <text:p>0.794</text:p>
          </table:table-cell>
          <table:table-cell office:value-type="float" office:value="-0.755" calcext:value-type="float">
            <text:p>-0.7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593" calcext:value-type="float">
            <text:p>-0.593</text:p>
          </table:table-cell>
          <table:table-cell office:value-type="float" office:value="1.401" calcext:value-type="float">
            <text:p>1.401</text:p>
          </table:table-cell>
          <table:table-cell office:value-type="float" office:value="-1.304" calcext:value-type="float">
            <text:p>-1.3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04" calcext:value-type="float">
            <text:p>0.1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687" calcext:value-type="float">
            <text:p>-0.687</text:p>
          </table:table-cell>
          <table:table-cell office:value-type="float" office:value="0.855" calcext:value-type="float">
            <text:p>0.855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893" calcext:value-type="float">
            <text:p>0.893</text:p>
          </table:table-cell>
        </table:table-row>
      </table:table>
      <table:table table:name="A3-B3, (y=0.072m, z = 0.019m), Jy (Am-2))_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table:formula="of:=[$'A3-B3, (y=0.072m, z = 0.019m), Jy (1e6 Am-2))'.A2]/1000" office:value-type="float" office:value="0" calcext:value-type="float">
            <text:p>0</text:p>
          </table:table-cell>
          <table:table-cell table:formula="of:=[$'A3-B3, (y=0.072m, z = 0.019m), Jy (1e6 Am-2))'.B2]*1000000" office:value-type="float" office:value="249000" calcext:value-type="float">
            <text:p>249000</text:p>
          </table:table-cell>
          <table:table-cell table:formula="of:=[$'A3-B3, (y=0.072m, z = 0.019m), Jy (1e6 Am-2))'.C2]*1000000" office:value-type="float" office:value="-629000" calcext:value-type="float">
            <text:p>-629000</text:p>
          </table:table-cell>
          <table:table-cell table:formula="of:=[$'A3-B3, (y=0.072m, z = 0.019m), Jy (1e6 Am-2))'.D2]*1000000" office:value-type="float" office:value="427000" calcext:value-type="float">
            <text:p>427000</text:p>
          </table:table-cell>
          <table:table-cell table:formula="of:=[$'A3-B3, (y=0.072m, z = 0.019m), Jy (1e6 Am-2))'.E2]*1000000" office:value-type="float" office:value="-623000" calcext:value-type="float">
            <text:p>-623000</text:p>
          </table:table-cell>
        </table:table-row>
        <table:table-row table:style-name="ro1">
          <table:table-cell table:formula="of:=[$'A3-B3, (y=0.072m, z = 0.019m), Jy (1e6 Am-2))'.A3]/1000" office:value-type="float" office:value="0.018" calcext:value-type="float">
            <text:p>0.018</text:p>
          </table:table-cell>
          <table:table-cell table:formula="of:=[$'A3-B3, (y=0.072m, z = 0.019m), Jy (1e6 Am-2))'.B3]*1000000" office:value-type="float" office:value="685000" calcext:value-type="float">
            <text:p>685000</text:p>
          </table:table-cell>
          <table:table-cell table:formula="of:=[$'A3-B3, (y=0.072m, z = 0.019m), Jy (1e6 Am-2))'.C3]*1000000" office:value-type="float" office:value="-873000" calcext:value-type="float">
            <text:p>-873000</text:p>
          </table:table-cell>
          <table:table-cell table:formula="of:=[$'A3-B3, (y=0.072m, z = 0.019m), Jy (1e6 Am-2))'.D3]*1000000" office:value-type="float" office:value="794000" calcext:value-type="float">
            <text:p>794000</text:p>
          </table:table-cell>
          <table:table-cell table:formula="of:=[$'A3-B3, (y=0.072m, z = 0.019m), Jy (1e6 Am-2))'.E3]*1000000" office:value-type="float" office:value="-755000" calcext:value-type="float">
            <text:p>-755000</text:p>
          </table:table-cell>
        </table:table-row>
        <table:table-row table:style-name="ro1">
          <table:table-cell table:formula="of:=[$'A3-B3, (y=0.072m, z = 0.019m), Jy (1e6 Am-2))'.A4]/1000" office:value-type="float" office:value="0.126" calcext:value-type="float">
            <text:p>0.126</text:p>
          </table:table-cell>
          <table:table-cell table:formula="of:=[$'A3-B3, (y=0.072m, z = 0.019m), Jy (1e6 Am-2))'.B4]*1000000" office:value-type="float" office:value="-15000" calcext:value-type="float">
            <text:p>-15000</text:p>
          </table:table-cell>
          <table:table-cell table:formula="of:=[$'A3-B3, (y=0.072m, z = 0.019m), Jy (1e6 Am-2))'.C4]*1000000" office:value-type="float" office:value="-593000" calcext:value-type="float">
            <text:p>-593000</text:p>
          </table:table-cell>
          <table:table-cell table:formula="of:=[$'A3-B3, (y=0.072m, z = 0.019m), Jy (1e6 Am-2))'.D4]*1000000" office:value-type="float" office:value="1401000" calcext:value-type="float">
            <text:p>1401000</text:p>
          </table:table-cell>
          <table:table-cell table:formula="of:=[$'A3-B3, (y=0.072m, z = 0.019m), Jy (1e6 Am-2))'.E4]*1000000" office:value-type="float" office:value="-1304000" calcext:value-type="float">
            <text:p>-1304000</text:p>
          </table:table-cell>
        </table:table-row>
        <table:table-row table:style-name="ro1">
          <table:table-cell table:formula="of:=[$'A3-B3, (y=0.072m, z = 0.019m), Jy (1e6 Am-2))'.A5]/1000" office:value-type="float" office:value="0.144" calcext:value-type="float">
            <text:p>0.144</text:p>
          </table:table-cell>
          <table:table-cell table:formula="of:=[$'A3-B3, (y=0.072m, z = 0.019m), Jy (1e6 Am-2))'.B5]*1000000" office:value-type="float" office:value="-103000" calcext:value-type="float">
            <text:p>-103000</text:p>
          </table:table-cell>
          <table:table-cell table:formula="of:=[$'A3-B3, (y=0.072m, z = 0.019m), Jy (1e6 Am-2))'.C5]*1000000" office:value-type="float" office:value="-249000" calcext:value-type="float">
            <text:p>-249000</text:p>
          </table:table-cell>
          <table:table-cell table:formula="of:=[$'A3-B3, (y=0.072m, z = 0.019m), Jy (1e6 Am-2))'.D5]*1000000" office:value-type="float" office:value="-35000" calcext:value-type="float">
            <text:p>-35000</text:p>
          </table:table-cell>
          <table:table-cell table:formula="of:=[$'A3-B3, (y=0.072m, z = 0.019m), Jy (1e6 Am-2))'.E5]*1000000" office:value-type="float" office:value="-229000" calcext:value-type="float">
            <text:p>-229000</text:p>
          </table:table-cell>
        </table:table-row>
        <table:table-row table:style-name="ro1">
          <table:table-cell table:formula="of:=[$'A3-B3, (y=0.072m, z = 0.019m), Jy (1e6 Am-2))'.A6]/1000" office:value-type="float" office:value="0.162" calcext:value-type="float">
            <text:p>0.162</text:p>
          </table:table-cell>
          <table:table-cell table:formula="of:=[$'A3-B3, (y=0.072m, z = 0.019m), Jy (1e6 Am-2))'.B6]*1000000" office:value-type="float" office:value="-61000" calcext:value-type="float">
            <text:p>-61000</text:p>
          </table:table-cell>
          <table:table-cell table:formula="of:=[$'A3-B3, (y=0.072m, z = 0.019m), Jy (1e6 Am-2))'.C6]*1000000" office:value-type="float" office:value="-101000" calcext:value-type="float">
            <text:p>-101000</text:p>
          </table:table-cell>
          <table:table-cell table:formula="of:=[$'A3-B3, (y=0.072m, z = 0.019m), Jy (1e6 Am-2))'.D6]*1000000" office:value-type="float" office:value="5000" calcext:value-type="float">
            <text:p>5000</text:p>
          </table:table-cell>
          <table:table-cell table:formula="of:=[$'A3-B3, (y=0.072m, z = 0.019m), Jy (1e6 Am-2))'.E6]*1000000" office:value-type="float" office:value="-41000" calcext:value-type="float">
            <text:p>-41000</text:p>
          </table:table-cell>
        </table:table-row>
        <table:table-row table:style-name="ro1">
          <table:table-cell table:formula="of:=[$'A3-B3, (y=0.072m, z = 0.019m), Jy (1e6 Am-2))'.A7]/1000" office:value-type="float" office:value="0.18" calcext:value-type="float">
            <text:p>0.18</text:p>
          </table:table-cell>
          <table:table-cell table:formula="of:=[$'A3-B3, (y=0.072m, z = 0.019m), Jy (1e6 Am-2))'.B7]*1000000" office:value-type="float" office:value="-4000" calcext:value-type="float">
            <text:p>-4000</text:p>
          </table:table-cell>
          <table:table-cell table:formula="of:=[$'A3-B3, (y=0.072m, z = 0.019m), Jy (1e6 Am-2))'.C7]*1000000" office:value-type="float" office:value="-1000" calcext:value-type="float">
            <text:p>-1000</text:p>
          </table:table-cell>
          <table:table-cell table:formula="of:=[$'A3-B3, (y=0.072m, z = 0.019m), Jy (1e6 Am-2))'.D7]*1000000" office:value-type="float" office:value="-11000" calcext:value-type="float">
            <text:p>-11000</text:p>
          </table:table-cell>
          <table:table-cell table:formula="of:=[$'A3-B3, (y=0.072m, z = 0.019m), Jy (1e6 Am-2))'.E7]*1000000" office:value-type="float" office:value="-14000" calcext:value-type="float">
            <text:p>-14000</text:p>
          </table:table-cell>
        </table:table-row>
        <table:table-row table:style-name="ro1">
          <table:table-cell table:formula="of:=[$'A3-B3, (y=0.072m, z = 0.019m), Jy (1e6 Am-2))'.A8]/1000" office:value-type="float" office:value="0.198" calcext:value-type="float">
            <text:p>0.198</text:p>
          </table:table-cell>
          <table:table-cell table:formula="of:=[$'A3-B3, (y=0.072m, z = 0.019m), Jy (1e6 Am-2))'.B8]*1000000" office:value-type="float" office:value="51000" calcext:value-type="float">
            <text:p>51000</text:p>
          </table:table-cell>
          <table:table-cell table:formula="of:=[$'A3-B3, (y=0.072m, z = 0.019m), Jy (1e6 Am-2))'.C8]*1000000" office:value-type="float" office:value="87000" calcext:value-type="float">
            <text:p>87000</text:p>
          </table:table-cell>
          <table:table-cell table:formula="of:=[$'A3-B3, (y=0.072m, z = 0.019m), Jy (1e6 Am-2))'.D8]*1000000" office:value-type="float" office:value="7000" calcext:value-type="float">
            <text:p>7000</text:p>
          </table:table-cell>
          <table:table-cell table:formula="of:=[$'A3-B3, (y=0.072m, z = 0.019m), Jy (1e6 Am-2))'.E8]*1000000" office:value-type="float" office:value="-2000" calcext:value-type="float">
            <text:p>-2000</text:p>
          </table:table-cell>
        </table:table-row>
        <table:table-row table:style-name="ro1">
          <table:table-cell table:formula="of:=[$'A3-B3, (y=0.072m, z = 0.019m), Jy (1e6 Am-2))'.A9]/1000" office:value-type="float" office:value="0.216" calcext:value-type="float">
            <text:p>0.216</text:p>
          </table:table-cell>
          <table:table-cell table:formula="of:=[$'A3-B3, (y=0.072m, z = 0.019m), Jy (1e6 Am-2))'.B9]*1000000" office:value-type="float" office:value="95000" calcext:value-type="float">
            <text:p>95000</text:p>
          </table:table-cell>
          <table:table-cell table:formula="of:=[$'A3-B3, (y=0.072m, z = 0.019m), Jy (1e6 Am-2))'.C9]*1000000" office:value-type="float" office:value="182000" calcext:value-type="float">
            <text:p>182000</text:p>
          </table:table-cell>
          <table:table-cell table:formula="of:=[$'A3-B3, (y=0.072m, z = 0.019m), Jy (1e6 Am-2))'.D9]*1000000" office:value-type="float" office:value="27000" calcext:value-type="float">
            <text:p>27000</text:p>
          </table:table-cell>
          <table:table-cell table:formula="of:=[$'A3-B3, (y=0.072m, z = 0.019m), Jy (1e6 Am-2))'.E9]*1000000" office:value-type="float" office:value="0" calcext:value-type="float">
            <text:p>0</text:p>
          </table:table-cell>
        </table:table-row>
        <table:table-row table:style-name="ro1">
          <table:table-cell table:formula="of:=[$'A3-B3, (y=0.072m, z = 0.019m), Jy (1e6 Am-2))'.A10]/1000" office:value-type="float" office:value="0.234" calcext:value-type="float">
            <text:p>0.234</text:p>
          </table:table-cell>
          <table:table-cell table:formula="of:=[$'A3-B3, (y=0.072m, z = 0.019m), Jy (1e6 Am-2))'.B10]*1000000" office:value-type="float" office:value="135000" calcext:value-type="float">
            <text:p>135000</text:p>
          </table:table-cell>
          <table:table-cell table:formula="of:=[$'A3-B3, (y=0.072m, z = 0.019m), Jy (1e6 Am-2))'.C10]*1000000" office:value-type="float" office:value="322000" calcext:value-type="float">
            <text:p>322000</text:p>
          </table:table-cell>
          <table:table-cell table:formula="of:=[$'A3-B3, (y=0.072m, z = 0.019m), Jy (1e6 Am-2))'.D10]*1000000" office:value-type="float" office:value="42000" calcext:value-type="float">
            <text:p>42000</text:p>
          </table:table-cell>
          <table:table-cell table:formula="of:=[$'A3-B3, (y=0.072m, z = 0.019m), Jy (1e6 Am-2))'.E10]*1000000" office:value-type="float" office:value="8000" calcext:value-type="float">
            <text:p>8000</text:p>
          </table:table-cell>
        </table:table-row>
        <table:table-row table:style-name="ro1">
          <table:table-cell table:formula="of:=[$'A3-B3, (y=0.072m, z = 0.019m), Jy (1e6 Am-2))'.A11]/1000" office:value-type="float" office:value="0.252" calcext:value-type="float">
            <text:p>0.252</text:p>
          </table:table-cell>
          <table:table-cell table:formula="of:=[$'A3-B3, (y=0.072m, z = 0.019m), Jy (1e6 Am-2))'.B11]*1000000" office:value-type="float" office:value="104000" calcext:value-type="float">
            <text:p>104000</text:p>
          </table:table-cell>
          <table:table-cell table:formula="of:=[$'A3-B3, (y=0.072m, z = 0.019m), Jy (1e6 Am-2))'.C11]*1000000" office:value-type="float" office:value="555000" calcext:value-type="float">
            <text:p>555000</text:p>
          </table:table-cell>
          <table:table-cell table:formula="of:=[$'A3-B3, (y=0.072m, z = 0.019m), Jy (1e6 Am-2))'.D11]*1000000" office:value-type="float" office:value="43000" calcext:value-type="float">
            <text:p>43000</text:p>
          </table:table-cell>
          <table:table-cell table:formula="of:=[$'A3-B3, (y=0.072m, z = 0.019m), Jy (1e6 Am-2))'.E11]*1000000" office:value-type="float" office:value="-33000" calcext:value-type="float">
            <text:p>-33000</text:p>
          </table:table-cell>
        </table:table-row>
        <table:table-row table:style-name="ro1">
          <table:table-cell table:formula="of:=[$'A3-B3, (y=0.072m, z = 0.019m), Jy (1e6 Am-2))'.A12]/1000" office:value-type="float" office:value="0.27" calcext:value-type="float">
            <text:p>0.27</text:p>
          </table:table-cell>
          <table:table-cell table:formula="of:=[$'A3-B3, (y=0.072m, z = 0.019m), Jy (1e6 Am-2))'.B12]*1000000" office:value-type="float" office:value="-321000" calcext:value-type="float">
            <text:p>-321000</text:p>
          </table:table-cell>
          <table:table-cell table:formula="of:=[$'A3-B3, (y=0.072m, z = 0.019m), Jy (1e6 Am-2))'.C12]*1000000" office:value-type="float" office:value="822000" calcext:value-type="float">
            <text:p>822000</text:p>
          </table:table-cell>
          <table:table-cell table:formula="of:=[$'A3-B3, (y=0.072m, z = 0.019m), Jy (1e6 Am-2))'.D12]*1000000" office:value-type="float" office:value="50000" calcext:value-type="float">
            <text:p>50000</text:p>
          </table:table-cell>
          <table:table-cell table:formula="of:=[$'A3-B3, (y=0.072m, z = 0.019m), Jy (1e6 Am-2))'.E12]*1000000" office:value-type="float" office:value="116000" calcext:value-type="float">
            <text:p>116000</text:p>
          </table:table-cell>
        </table:table-row>
        <table:table-row table:style-name="ro1">
          <table:table-cell table:formula="of:=[$'A3-B3, (y=0.072m, z = 0.019m), Jy (1e6 Am-2))'.A13]/1000" office:value-type="float" office:value="0.288" calcext:value-type="float">
            <text:p>0.288</text:p>
          </table:table-cell>
          <table:table-cell table:formula="of:=[$'A3-B3, (y=0.072m, z = 0.019m), Jy (1e6 Am-2))'.B13]*1000000" office:value-type="float" office:value="-687000" calcext:value-type="float">
            <text:p>-687000</text:p>
          </table:table-cell>
          <table:table-cell table:formula="of:=[$'A3-B3, (y=0.072m, z = 0.019m), Jy (1e6 Am-2))'.C13]*1000000" office:value-type="float" office:value="855000" calcext:value-type="float">
            <text:p>855000</text:p>
          </table:table-cell>
          <table:table-cell table:formula="of:=[$'A3-B3, (y=0.072m, z = 0.019m), Jy (1e6 Am-2))'.D13]*1000000" office:value-type="float" office:value="-321000" calcext:value-type="float">
            <text:p>-321000</text:p>
          </table:table-cell>
          <table:table-cell table:formula="of:=[$'A3-B3, (y=0.072m, z = 0.019m), Jy (1e6 Am-2))'.E13]*1000000" office:value-type="float" office:value="893000" calcext:value-type="float">
            <text:p>89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44:18.830102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3:02:33.228571313</meta:creation-date>
    <meta:generator>LibreOffice/6.4.7.2$Linux_X86_64 LibreOffice_project/40$Build-2</meta:generator>
    <dc:date>2021-05-11T10:44:33.961894587</dc:date>
    <meta:editing-duration>PT24M23S</meta:editing-duration>
    <meta:editing-cycles>6</meta:editing-cycles>
    <meta:document-statistic meta:table-count="4" meta:cell-count="310" meta:object-count="0"/>
  </office:meta>
</office:document-meta>
</file>